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data-style-name="N0">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style:style>
    <style:style style:name="P2" style:family="paragraph" style:parent-style-name="Text_20_body">
      <style:text-properties style:font-name="Arial" fo:font-weight="bold" style:font-weight-asian="bold" style:font-weight-complex="bold"/>
    </style:style>
    <style:style style:name="P3" style:family="paragraph" style:parent-style-name="Text_20_body">
      <style:text-properties style:font-name="Arial" fo:font-weight="normal" style:font-weight-asian="normal" style:font-weight-complex="normal"/>
    </style:style>
    <style:style style:name="P4" style:family="paragraph" style:parent-style-name="Table_20_Contents">
      <style:text-properties style:font-name="Arial"/>
    </style:style>
    <style:style style:name="P5" style:family="paragraph" style:parent-style-name="Text_20_body" style:list-style-name="L1">
      <style:text-properties style:font-name="Arial" fo:font-weight="normal" style:font-weight-asian="normal" style:font-weight-complex="normal"/>
    </style:style>
    <style:style style:name="P6" style:family="paragraph" style:parent-style-name="Text_20_body" style:list-style-name="L2">
      <style:text-properties style:font-name="Arial" fo:font-weight="normal" style:font-weight-asian="normal" style:font-weight-complex="normal"/>
    </style:style>
    <style:style style:name="P7" style:family="paragraph" style:parent-style-name="Standard" style:list-style-name="L2">
      <style:text-properties style:font-name="Arial" fo:font-weight="normal" style:font-weight-asian="normal" style:font-weight-complex="normal"/>
    </style:style>
    <style:style style:name="P8" style:family="paragraph" style:parent-style-name="Heading_20_3">
      <style:text-properties style:font-name="Arial"/>
    </style:style>
    <style:style style:name="P9" style:family="paragraph" style:parent-style-name="Heading_20_2">
      <style:text-properties style:font-name="Ari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2.2 <text:bookmark-start text:name="Bookmark9"/>Modul FI<text:bookmark-end text:name="Bookmark9"/> (Berni)</text:h>
      <text:p text:style-name="P1">Das Modul FI steht für die Finanzbuchhaltung in unserem Unternehmen. Hier werden buchhalterische Daten für Belege und für die Kontenführung hinterlegt. Die Buchhaltung ist wichtig, da wir eine Übersicht für Konten, so wie Belege benötigen. Durch die Finanzbuchhaltung wird die Planung und Steuerung für das Unternehmen erleichtert.</text:p>
      <text:p text:style-name="P1">Der Gesetzgeber schreibt vor, dass am Ende jedes Jahres eine Bilanz der GmbH veröffentlicht werden muss. Um eine ordnungsgemäße Bilanz aufstellen zu können, sind eine Menge von Einstellungen für unser Unternehmen in SAP notwendig.</text:p>
      <text:h text:style-name="P8" text:outline-level="3"><text:bookmark text:name="__RefHeading__1964_261922569"/>2.2.1 <text:bookmark-start text:name="Bookmark10"/>Grundeinstellungen<text:bookmark-end text:name="__RefHeading__1964_261922569"/><text:bookmark-end text:name="Bookmark10"/></text:h>
      <text:p text:style-name="P1">FI übernimmt einige Grundeinstellungen im Customizing. </text:p>
      <text:p text:style-name="P1">Zu erst werden globale Parameter für die FI-Basics in unserem Buchungskreis SNIP angelegt. Die Parameter sind wie folgt zu definieren:</text:p>
      <text:p text:style-name="P1"><text:span text:style-name="T1">Kontenplan:</text:span> </text:p>
      <text:p text:style-name="P1">In der SchnippSchnapp GmbH wird der Kontenplan nach IKR(Industriekontenplan) verwendet. In diesem Verzeichnis sind alle Konten des Unternehmens hinterlegt. </text:p>
      <text:p text:style-name="P1"><text:span text:style-name="T1">Geschäftsjahresvariante:</text:span> </text:p>
      <text:p text:style-name="P1">Durch die Festlegung der Geschäftsjahresvariante werden Buchungsperioden und Sonderperioden für ein Geschäftsjahr hinterlegt. Die SchnppSchnapp GmbH <text:s/>verwendet die Buchungsperiode „K4“. Diese steht für ein Geschäftsjahr mit 4 Sonderperioden.</text:p>
      <text:p text:style-name="P2">Geschäftsjahr vorschlagen:</text:p>
      <text:p text:style-name="P3">Hier werden automatisch Belegnummern für das Geschäftsjahr vorgeschlagen.</text:p>
      <text:p text:style-name="P2">Feldstatusvariante:</text:p>
      <text:p text:style-name="P3">Mit dem Feldstatusvariante wird festgelegt, welche Felder in einem Beleg ausgefüllt werden müssen. Die SchnippSchnapp GmbH nutzt hier die einzige vorhandene Einstellung „0001“.</text:p>
      <text:p text:style-name="P2">Umsatzsteuer-ID-Nr.:</text:p>
      <text:p text:style-name="P3">Die Ust-ID wird in der SchnippSchnapp GmbH für die europaweite eindeutige Identifizierung verwendet. Somit können auch internationale Geschäftsbeziehungen geführt werden.</text:p>
      <text:p text:style-name="P2">Var. Buchungsperiode: </text:p>
      <text:p text:style-name="P3">Legt die Buchungsperiode fest in der gebucht werden darf.</text:p>
      <text:p text:style-name="P2">Valutadatum vorschlagen:</text:p>
      <text:p text:style-name="P3">In der SchnippSchnapp GmbH wird durch diesen Vorgang der Zahlungsablauf automatisch generiert. Das Valutadatum gibt an, wann tatsächlich die Geldbewegung auf dem Firmenkonto stattfindet.</text:p>
      <text:p text:style-name="P2"/>
      <text:p text:style-name="P2"/>
      <text:p text:style-name="P2"/>
      <text:p text:style-name="P2"/>
      <text:p text:style-name="P2"/>
      <text:h text:style-name="P8" text:outline-level="3"><text:bookmark text:name="__RefHeading__1966_261922569"/><text:soft-page-break/>2.2.2 <text:bookmark-start text:name="Bookmark11"/>Belegnummernkreise<text:bookmark-end text:name="__RefHeading__1966_261922569"/><text:bookmark-end text:name="Bookmark11"/></text:h>
      <text:p text:style-name="P1">In diesem Bereich werden die Belegarten definiert. Die Belegarten dienen dazu, Buchungen zu unterscheiden und die Belegablage zu steuern. Belegarten haben eigene Nummernkreise bzw. Nummernintervalle. Jede Belegart muss überprüft werden, ob ein neues Nummernintervall angelegt werden muss. Dies ist nötig, da auch Belegarten existieren, die sich Nummernintervalle mit anderen Belegarten teilen. </text:p>
      <text:p text:style-name="P1">Verschiedene Belegnummernkreise sind nötig:</text:p>
      <table:table table:name="Tabelle1" table:style-name="Tabelle1">
        <table:table-column table:style-name="Tabelle1.A"/>
        <table:table-column table:style-name="Tabelle1.B"/>
        <table:table-row>
          <table:table-cell table:style-name="Tabelle1.A1" office:value-type="string">
            <text:p text:style-name="P4">Nummer</text:p>
          </table:table-cell>
          <table:table-cell table:style-name="Tabelle1.B1" office:value-type="string">
            <text:p text:style-name="P4">Belegart</text:p>
          </table:table-cell>
        </table:table-row>
        <table:table-row>
          <table:table-cell table:style-name="Tabelle1.A2" office:value-type="float" office:value="14">
            <text:p text:style-name="P4">14</text:p>
          </table:table-cell>
          <table:table-cell table:style-name="Tabelle1.B2" office:value-type="string">
            <text:p text:style-name="P4">Debitoren Zahlung</text:p>
          </table:table-cell>
        </table:table-row>
        <table:table-row>
          <table:table-cell table:style-name="Tabelle1.A2" office:value-type="float" office:value="15">
            <text:p text:style-name="P4">15</text:p>
          </table:table-cell>
          <table:table-cell table:style-name="Tabelle1.B2" office:value-type="string">
            <text:p text:style-name="P4">Kreditoren Zahlung</text:p>
          </table:table-cell>
        </table:table-row>
        <table:table-row>
          <table:table-cell table:style-name="Tabelle1.A2" office:value-type="float" office:value="18">
            <text:p text:style-name="P4">18</text:p>
          </table:table-cell>
          <table:table-cell table:style-name="Tabelle1.B2" office:value-type="string">
            <text:p text:style-name="P4">Debitorenrechnung</text:p>
          </table:table-cell>
        </table:table-row>
        <table:table-row>
          <table:table-cell table:style-name="Tabelle1.A2" office:value-type="float" office:value="19">
            <text:p text:style-name="P4">19</text:p>
          </table:table-cell>
          <table:table-cell table:style-name="Tabelle1.B2" office:value-type="string">
            <text:p text:style-name="P4">Kreditorenrechnung</text:p>
          </table:table-cell>
        </table:table-row>
        <table:table-row>
          <table:table-cell table:style-name="Tabelle1.A2" office:value-type="float" office:value="49">
            <text:p text:style-name="P4">49</text:p>
          </table:table-cell>
          <table:table-cell table:style-name="Tabelle1.B2" office:value-type="string">
            <text:p text:style-name="P4">Warenausgang</text:p>
          </table:table-cell>
        </table:table-row>
        <table:table-row>
          <table:table-cell table:style-name="Tabelle1.A2" office:value-type="float" office:value="50">
            <text:p text:style-name="P4">50</text:p>
          </table:table-cell>
          <table:table-cell table:style-name="Tabelle1.B2" office:value-type="string">
            <text:p text:style-name="P4">Wareneingang </text:p>
          </table:table-cell>
        </table:table-row>
        <table:table-row>
          <table:table-cell table:style-name="Tabelle1.A2" office:value-type="float" office:value="51">
            <text:p text:style-name="P4">51</text:p>
          </table:table-cell>
          <table:table-cell table:style-name="Tabelle1.B2" office:value-type="string">
            <text:p text:style-name="P4">Eingangsrechnung</text:p>
          </table:table-cell>
        </table:table-row>
      </table:table>
      <text:p text:style-name="P1"/>
      <text:p text:style-name="P1">Für Jeden Nummernkreis müssen verschiedene Parameter angegeben werden, damit der Nummerkreis zugeordnet werden kann:</text:p>
      <text:p text:style-name="P2">Nummer:</text:p>
      <text:p text:style-name="P1">Durch eine Nummer die aus 2 Ziffern besteht, kann die Belegart eindeutig identifiziert werden. <text:s/></text:p>
      <text:p text:style-name="P2">Jahr:</text:p>
      <text:p text:style-name="P1">Mit dem Jahr wird die Gültigkeitsdauer des Nummernintervall festgelegt. Das buche der Belege ist nur für das angegebene Kalenderjahr möglich.</text:p>
      <text:p text:style-name="P1"><text:span text:style-name="T1">Von Nummer- Bis Nummer:</text:span> </text:p>
      <text:p text:style-name="P1">Hier wird der Nummerntierwall für die Belege festgelegt. Belege werden fortlaufend durchnummeriert. Die SchnippSchnapp GmbH verwendet eine Intervall von 1000 Nummern pro Nummernkreis.</text:p>
      <text:p text:style-name="P2">Nummernstand:</text:p>
      <text:p text:style-name="P3">Der aktuelle Nummernstand des Intervalls wird angezeigt. So ist es möglich zu sehen wie viele Belege bereits generiert worden sind.</text:p>
      <text:h text:style-name="P8" text:outline-level="3"><text:bookmark text:name="__RefHeading__1968_261922569"/>2.2.3 <text:bookmark-start text:name="Bookmark12"/>Toleranzgruppen<text:bookmark-end text:name="__RefHeading__1968_261922569"/><text:bookmark-end text:name="Bookmark12"/></text:h>
      <text:p text:style-name="P1">Mithilfe von Toleranzengruppen kann eine Betragsgrenze für Mitarbeiter definiert werden. Folgende Berechtigungen werden zugewiesen:</text:p>
      <text:p text:style-name="P2">Betrag:</text:p>
      <text:p text:style-name="P1">Es wird angegeben, bis zu welchem Betrag ein Mitarbeiter einen Beleg buchen darf. </text:p>
      <text:p text:style-name="P2">Belegposition:</text:p>
      <text:p text:style-name="P1">Gibt an ob ein Mitarbeiter eine Buchung auf ein Kreditoren- oder Debitorenkonto tätigen darf.</text:p>
      <text:p text:style-name="P2"><text:soft-page-break/>Zahlungsdifferenz:</text:p>
      <text:p text:style-name="P3">Gibt an, ob eine Zahlungsdifferenz akzeptiert werden darf.</text:p>
      <text:p text:style-name="P3">Toleranzgruppen werden in der SchnippSchnapp GmbH entsprechenden Benutzern zugeordnet. Für Debitoren und Kreditoren werden Zahlungsdifferenzen und Restposten in der Toleranzgruppe hinterlegt. Sie geben an, wie beim Zahlungsausgleich vorgegangen wird.</text:p>
      <text:p text:style-name="Text_20_body"/>
      <text:p text:style-name="P2">Fazit:</text:p>
      <text:p text:style-name="P2"/>
      <text:p text:style-name="P3">Für mich war das SAP Projekt eine Neue Erfahrung, da ich noch nie mit SAP gearbeitet habe. Das erstellen und modellieren eines Unternehmens war anspruchsvoll und intensiv. Dadurch konnte ich mein Wissen in SAP ausbauen und neue Dinge in diesem Bereich lernen. Es hat mir viel gebracht. </text:p>
      <text:p text:style-name="P3"/>
      <text:p text:style-name="P3">Mir hat folgendes gut gefallen:</text:p>
      <text:list xml:id="list30490845" text:style-name="L1">
        <text:list-item>
          <text:p text:style-name="P5">Die Gruppenarbeit in meinem Team</text:p>
        </text:list-item>
        <text:list-item>
          <text:p text:style-name="P5">Neue Kenntnis in SAP zu erlernen</text:p>
        </text:list-item>
        <text:list-item>
          <text:p text:style-name="P5">Das eigenständige Arbeiten mit meinem Team</text:p>
        </text:list-item>
        <text:list-item>
          <text:p text:style-name="P5">Gute Atmosphäre in der Gruppe und dem Kurs</text:p>
        </text:list-item>
      </text:list>
      <text:p text:style-name="P3"/>
      <text:p text:style-name="P3">Folgendes hat mir nicht so gut gefallen: </text:p>
      <text:list xml:id="list30496720" text:style-name="L2">
        <text:list-item>
          <text:p text:style-name="P6">Bei Fragen musste man ewig warten bis sie beantwortet werden konnten</text:p>
        </text:list-item>
        <text:list-item>
          <text:p text:style-name="P7">Neben der Abnahme war keine Person zur verfügbar, die Fragen beantworten kon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Standard" style:next-style-name="Text_20_body" style:default-outline-level="3" style:class="text">
      <style:paragraph-properties fo:margin-top="0.353cm" fo:margin-bottom="0.423cm" fo:keep-together="always" fo:keep-with-next="always"/>
      <style:text-properties fo:color="#000000" fo:font-weight="bold" style:font-weight-asian="bold" style:font-weight-complex="bold"/>
    </style:style>
    <style:style style:name="Heading_20_2" style:display-name="Heading 2" style:family="paragraph" style:parent-style-name="Standard" style:next-style-name="Text_20_body" style:default-outline-level="2" style:class="text">
      <style:paragraph-properties fo:margin-top="0.353cm" fo:margin-bottom="0.423cm" fo:keep-together="always" fo:keep-with-next="always"/>
      <style:text-properties fo:color="#000000"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8-12-20T10:41:25.01</meta:creation-date>
    <dc:date>2019-01-14T10:32:17.73</dc:date>
    <meta:editing-duration>PT02H34M18S</meta:editing-duration>
    <meta:editing-cycles>59</meta:editing-cycles>
    <meta:generator>OpenOffice.org/3.2$Win32 OpenOffice.org_project/320m18$Build-9502</meta:generator>
    <meta:document-statistic meta:table-count="1" meta:image-count="0" meta:object-count="0" meta:page-count="3" meta:paragraph-count="67" meta:word-count="626" meta:character-count="4656"/>
    <dc:creator>Bernhard Rosenberg</dc:creator>
  </office:meta>
</office:document-meta>
</file>